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45.56pt" svg:height="355.38pt" svg:x="488.58pt" svg:y="144.57pt">
            <draw:object draw:notify-on-update-of-ranges="Sheet1.A2:Sheet1.A10 Sheet1.G1:Sheet1.G1 Sheet1.G2:Sheet1.G10 Sheet1.A2:Sheet1.A10 Sheet1.H1:Sheet1.H1 Sheet1.H2:Sheet1.H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5.35pt" svg:y="142.89pt">
            <draw:object draw:notify-on-update-of-ranges="Sheet1.A2:Sheet1.A10 Sheet1.H1:Sheet1.H1 Sheet1.H2:Sheet1.H10 Sheet1.A2:Sheet1.A10 Sheet1.I1:Sheet1.I1 Sheet1.I2:Sheet1.I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Lat.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B_H</text:p>
          </table:table-cell>
          <table:table-cell/>
          <table:table-cell table:style-name="ce1" office:value-type="string" calcext:value-type="string">
            <text:p>B_H, T</text:p>
          </table:table-cell>
          <table:table-cell table:style-name="ce1" office:value-type="string" calcext:value-type="string">
            <text:p>Z, T</text:p>
          </table:table-cell>
          <table:table-cell table:style-name="ce1" office:value-type="string" calcext:value-type="string">
            <text:p>Z, rough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853" calcext:value-type="float">
            <text:p>33853</text:p>
          </table:table-cell>
          <table:table-cell office:value-type="float" office:value="-276" calcext:value-type="float">
            <text:p>-276</text:p>
          </table:table-cell>
          <table:table-cell office:value-type="float" office:value="12332" calcext:value-type="float">
            <text:p>12332</text:p>
          </table:table-cell>
          <table:table-cell table:formula="of:=SQRT([.B2]*[.B2] + [.C2]*[.C2])" office:value-type="float" office:value="33854.1250810001" calcext:value-type="float">
            <text:p>33854.1250810001</text:p>
          </table:table-cell>
          <table:table-cell/>
          <table:table-cell table:formula="of:=[.E2]*0.000000001" office:value-type="float" office:value="0.0000338541250810001" calcext:value-type="float">
            <text:p>3.38541250810001E-05</text:p>
          </table:table-cell>
          <table:table-cell table:formula="of:=[.D2]*0.000000001" office:value-type="float" office:value="0.000012332" calcext:value-type="float">
            <text:p>1.2332E-05</text:p>
          </table:table-cell>
          <table:table-cell table:formula="of:=-1.38*0.00000001*[.A2]*[.A2]+2*0.000001*[.A2]-2.2*0.00001" office:value-type="float" office:value="0.00001248" calcext:value-type="float">
            <text:p>1.248E-05</text:p>
          </table:table-cell>
          <table:table-cell table:formula="of:=[.I2]/[.G2]" office:value-type="float" office:value="0.36864045282931" calcext:value-type="float">
            <text:p>0.36864045282931</text:p>
          </table:table-cell>
          <table:table-cell table:formula="of:=ATAN([.J2]) / 3.1453* 180" office:value-type="float" office:value="20.2120750292594" calcext:value-type="float">
            <text:p>20.21207502925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430" calcext:value-type="float">
            <text:p>32430</text:p>
          </table:table-cell>
          <table:table-cell office:value-type="float" office:value="77" calcext:value-type="float">
            <text:p>77</text:p>
          </table:table-cell>
          <table:table-cell office:value-type="float" office:value="20930" calcext:value-type="float">
            <text:p>20930</text:p>
          </table:table-cell>
          <table:table-cell table:formula="of:=SQRT([.B3]*[.B3] + [.C3]*[.C3])" office:value-type="float" office:value="32430.0914121437" calcext:value-type="float">
            <text:p>32430.0914121437</text:p>
          </table:table-cell>
          <table:table-cell/>
          <table:table-cell table:formula="of:=[.E3]*0.000000001" office:value-type="float" office:value="0.0000324300914121438" calcext:value-type="float">
            <text:p>3.24300914121438E-05</text:p>
          </table:table-cell>
          <table:table-cell table:formula="of:=[.D3]*0.000000001" office:value-type="float" office:value="0.00002093" calcext:value-type="float">
            <text:p>2.093E-05</text:p>
          </table:table-cell>
          <table:table-cell table:formula="of:=-1.38*0.00000001*[.A3]*[.A3]+2*0.000001*[.A3]-2.2*0.00001" office:value-type="float" office:value="0.0000206712" calcext:value-type="float">
            <text:p>2.06712E-05</text:p>
          </table:table-cell>
          <table:table-cell table:formula="of:=[.I3]/[.G3]" office:value-type="float" office:value="0.637408009040007" calcext:value-type="float">
            <text:p>0.637408009040007</text:p>
          </table:table-cell>
          <table:table-cell table:formula="of:=ATAN([.J3]) / 3.1453* 180" office:value-type="float" office:value="32.4754390473439" calcext:value-type="float">
            <text:p>32.47543904734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949" calcext:value-type="float">
            <text:p>29949</text:p>
          </table:table-cell>
          <table:table-cell office:value-type="float" office:value="278" calcext:value-type="float">
            <text:p>278</text:p>
          </table:table-cell>
          <table:table-cell office:value-type="float" office:value="28489" calcext:value-type="float">
            <text:p>28489</text:p>
          </table:table-cell>
          <table:table-cell table:formula="of:=SQRT([.B4]*[.B4] + [.C4]*[.C4])" office:value-type="float" office:value="29950.2902323166" calcext:value-type="float">
            <text:p>29950.2902323166</text:p>
          </table:table-cell>
          <table:table-cell/>
          <table:table-cell table:formula="of:=[.E4]*0.000000001" office:value-type="float" office:value="0.0000299502902323166" calcext:value-type="float">
            <text:p>2.99502902323166E-05</text:p>
          </table:table-cell>
          <table:table-cell table:formula="of:=[.D4]*0.000000001" office:value-type="float" office:value="0.000028489" calcext:value-type="float">
            <text:p>2.8489E-05</text:p>
          </table:table-cell>
          <table:table-cell table:formula="of:=-1.38*0.00000001*[.A4]*[.A4]+2*0.000001*[.A4]-2.2*0.00001" office:value-type="float" office:value="0.0000278688" calcext:value-type="float">
            <text:p>2.78688E-05</text:p>
          </table:table-cell>
          <table:table-cell table:formula="of:=[.I4]/[.G4]" office:value-type="float" office:value="0.93050183433379" calcext:value-type="float">
            <text:p>0.93050183433379</text:p>
          </table:table-cell>
          <table:table-cell table:formula="of:=ATAN([.J4]) / 3.1453* 180" office:value-type="float" office:value="42.887628308675" calcext:value-type="float">
            <text:p>42.8876283086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853" calcext:value-type="float">
            <text:p>26853</text:p>
          </table:table-cell>
          <table:table-cell office:value-type="float" office:value="327" calcext:value-type="float">
            <text:p>327</text:p>
          </table:table-cell>
          <table:table-cell office:value-type="float" office:value="34793" calcext:value-type="float">
            <text:p>34793</text:p>
          </table:table-cell>
          <table:table-cell table:formula="of:=SQRT([.B5]*[.B5] + [.C5]*[.C5])" office:value-type="float" office:value="26854.9909327857" calcext:value-type="float">
            <text:p>26854.9909327857</text:p>
          </table:table-cell>
          <table:table-cell/>
          <table:table-cell table:formula="of:=[.E5]*0.000000001" office:value-type="float" office:value="0.0000268549909327857" calcext:value-type="float">
            <text:p>2.68549909327857E-05</text:p>
          </table:table-cell>
          <table:table-cell table:formula="of:=[.D5]*0.000000001" office:value-type="float" office:value="0.000034793" calcext:value-type="float">
            <text:p>3.4793E-05</text:p>
          </table:table-cell>
          <table:table-cell table:formula="of:=-1.38*0.00000001*[.A5]*[.A5]+2*0.000001*[.A5]-2.2*0.00001" office:value-type="float" office:value="0.0000340728" calcext:value-type="float">
            <text:p>3.40728E-05</text:p>
          </table:table-cell>
          <table:table-cell table:formula="of:=[.I5]/[.G5]" office:value-type="float" office:value="1.26876974508312" calcext:value-type="float">
            <text:p>1.26876974508312</text:p>
          </table:table-cell>
          <table:table-cell table:formula="of:=ATAN([.J5]) / 3.1453* 180" office:value-type="float" office:value="51.6950510802993" calcext:value-type="float">
            <text:p>51.69505108029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964" calcext:value-type="float">
            <text:p>22964</text:p>
          </table:table-cell>
          <table:table-cell office:value-type="float" office:value="224" calcext:value-type="float">
            <text:p>224</text:p>
          </table:table-cell>
          <table:table-cell office:value-type="float" office:value="40571" calcext:value-type="float">
            <text:p>40571</text:p>
          </table:table-cell>
          <table:table-cell table:formula="of:=SQRT([.B6]*[.B6] + [.C6]*[.C6])" office:value-type="float" office:value="22965.0924666111" calcext:value-type="float">
            <text:p>22965.0924666111</text:p>
          </table:table-cell>
          <table:table-cell/>
          <table:table-cell table:formula="of:=[.E6]*0.000000001" office:value-type="float" office:value="0.0000229650924666111" calcext:value-type="float">
            <text:p>2.29650924666111E-05</text:p>
          </table:table-cell>
          <table:table-cell table:formula="of:=[.D6]*0.000000001" office:value-type="float" office:value="0.000040571" calcext:value-type="float">
            <text:p>4.0571E-05</text:p>
          </table:table-cell>
          <table:table-cell table:formula="of:=-1.38*0.00000001*[.A6]*[.A6]+2*0.000001*[.A6]-2.2*0.00001" office:value-type="float" office:value="0.000040055" calcext:value-type="float">
            <text:p>4.0055E-05</text:p>
          </table:table-cell>
          <table:table-cell table:formula="of:=[.I6]/[.G6]" office:value-type="float" office:value="1.74416889713097" calcext:value-type="float">
            <text:p>1.74416889713097</text:p>
          </table:table-cell>
          <table:table-cell table:formula="of:=ATAN([.J6]) / 3.1453* 180" office:value-type="float" office:value="60.1017470895089" calcext:value-type="float">
            <text:p>60.10174708950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694" calcext:value-type="float">
            <text:p>19694</text:p>
          </table:table-cell>
          <table:table-cell office:value-type="float" office:value="47" calcext:value-type="float">
            <text:p>47</text:p>
          </table:table-cell>
          <table:table-cell office:value-type="float" office:value="44347" calcext:value-type="float">
            <text:p>44347</text:p>
          </table:table-cell>
          <table:table-cell table:formula="of:=SQRT([.B7]*[.B7] + [.C7]*[.C7])" office:value-type="float" office:value="19694.0560829911" calcext:value-type="float">
            <text:p>19694.0560829911</text:p>
          </table:table-cell>
          <table:table-cell/>
          <table:table-cell table:formula="of:=[.E7]*0.000000001" office:value-type="float" office:value="0.0000196940560829911" calcext:value-type="float">
            <text:p>1.96940560829911E-05</text:p>
          </table:table-cell>
          <table:table-cell table:formula="of:=[.D7]*0.000000001" office:value-type="float" office:value="0.000044347" calcext:value-type="float">
            <text:p>4.4347E-05</text:p>
          </table:table-cell>
          <table:table-cell table:formula="of:=-1.38*0.00000001*[.A7]*[.A7]+2*0.000001*[.A7]-2.2*0.00001" office:value-type="float" office:value="0.0000441062" calcext:value-type="float">
            <text:p>4.41062E-05</text:p>
          </table:table-cell>
          <table:table-cell table:formula="of:=[.I7]/[.G7]" office:value-type="float" office:value="2.23956912756497" calcext:value-type="float">
            <text:p>2.23956912756497</text:p>
          </table:table-cell>
          <table:table-cell table:formula="of:=ATAN([.J7]) / 3.1453* 180" office:value-type="float" office:value="65.8608260234165" calcext:value-type="float">
            <text:p>65.860826023416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634" calcext:value-type="float">
            <text:p>16634</text:p>
          </table:table-cell>
          <table:table-cell office:value-type="float" office:value="-148" calcext:value-type="float">
            <text:p>-148</text:p>
          </table:table-cell>
          <table:table-cell office:value-type="float" office:value="47269" calcext:value-type="float">
            <text:p>47269</text:p>
          </table:table-cell>
          <table:table-cell table:formula="of:=SQRT([.B8]*[.B8] + [.C8]*[.C8])" office:value-type="float" office:value="16634.6583974544" calcext:value-type="float">
            <text:p>16634.6583974544</text:p>
          </table:table-cell>
          <table:table-cell/>
          <table:table-cell table:formula="of:=[.E8]*0.000000001" office:value-type="float" office:value="0.0000166346583974544" calcext:value-type="float">
            <text:p>1.66346583974544E-05</text:p>
          </table:table-cell>
          <table:table-cell table:formula="of:=[.D8]*0.000000001" office:value-type="float" office:value="0.000047269" calcext:value-type="float">
            <text:p>4.7269E-05</text:p>
          </table:table-cell>
          <table:table-cell table:formula="of:=-1.38*0.00000001*[.A8]*[.A8]+2*0.000001*[.A8]-2.2*0.00001" office:value-type="float" office:value="0.0000471638" calcext:value-type="float">
            <text:p>4.71638E-05</text:p>
          </table:table-cell>
          <table:table-cell table:formula="of:=[.I8]/[.G8]" office:value-type="float" office:value="2.83527313114031" calcext:value-type="float">
            <text:p>2.83527313114031</text:p>
          </table:table-cell>
          <table:table-cell table:formula="of:=ATAN([.J8]) / 3.1453* 180" office:value-type="float" office:value="70.4890857065533" calcext:value-type="float">
            <text:p>70.48908570655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821" calcext:value-type="float">
            <text:p>13821</text:p>
          </table:table-cell>
          <table:table-cell office:value-type="float" office:value="-297" calcext:value-type="float">
            <text:p>-297</text:p>
          </table:table-cell>
          <table:table-cell office:value-type="float" office:value="49575" calcext:value-type="float">
            <text:p>49575</text:p>
          </table:table-cell>
          <table:table-cell table:formula="of:=SQRT([.B9]*[.B9] + [.C9]*[.C9])" office:value-type="float" office:value="13824.1907538923" calcext:value-type="float">
            <text:p>13824.1907538923</text:p>
          </table:table-cell>
          <table:table-cell/>
          <table:table-cell table:formula="of:=[.E9]*0.000000001" office:value-type="float" office:value="0.0000138241907538923" calcext:value-type="float">
            <text:p>1.38241907538923E-05</text:p>
          </table:table-cell>
          <table:table-cell table:formula="of:=[.D9]*0.000000001" office:value-type="float" office:value="0.000049575" calcext:value-type="float">
            <text:p>4.9575E-05</text:p>
          </table:table-cell>
          <table:table-cell table:formula="of:=-1.38*0.00000001*[.A9]*[.A9]+2*0.000001*[.A9]-2.2*0.00001" office:value-type="float" office:value="0.0000492278" calcext:value-type="float">
            <text:p>4.92278E-05</text:p>
          </table:table-cell>
          <table:table-cell table:formula="of:=[.I9]/[.G9]" office:value-type="float" office:value="3.56098963594956" calcext:value-type="float">
            <text:p>3.56098963594956</text:p>
          </table:table-cell>
          <table:table-cell table:formula="of:=ATAN([.J9]) / 3.1453* 180" office:value-type="float" office:value="74.2265591729947" calcext:value-type="float">
            <text:p>74.22655917299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206" calcext:value-type="float">
            <text:p>11206</text:p>
          </table:table-cell>
          <table:table-cell office:value-type="float" office:value="-345" calcext:value-type="float">
            <text:p>-345</text:p>
          </table:table-cell>
          <table:table-cell office:value-type="float" office:value="51481" calcext:value-type="float">
            <text:p>51481</text:p>
          </table:table-cell>
          <table:table-cell table:formula="of:=SQRT([.B10]*[.B10] + [.C10]*[.C10])" office:value-type="float" office:value="11211.3095131657" calcext:value-type="float">
            <text:p>11211.3095131657</text:p>
          </table:table-cell>
          <table:table-cell/>
          <table:table-cell table:formula="of:=[.E10]*0.000000001" office:value-type="float" office:value="0.0000112113095131657" calcext:value-type="float">
            <text:p>1.12113095131657E-05</text:p>
          </table:table-cell>
          <table:table-cell table:formula="of:=[.D10]*0.000000001" office:value-type="float" office:value="0.000051481" calcext:value-type="float">
            <text:p>5.1481E-05</text:p>
          </table:table-cell>
          <table:table-cell table:formula="of:=-1.38*0.00000001*[.A10]*[.A10]+2*0.000001*[.A10]-2.2*0.00001" office:value-type="float" office:value="0.0000502982" calcext:value-type="float">
            <text:p>5.02982E-05</text:p>
          </table:table-cell>
          <table:table-cell table:formula="of:=[.I10]/[.G10]" office:value-type="float" office:value="4.48638046616531" calcext:value-type="float">
            <text:p>4.48638046616531</text:p>
          </table:table-cell>
          <table:table-cell table:formula="of:=ATAN([.J10]) / 3.1453* 180" office:value-type="float" office:value="77.3430926863797" calcext:value-type="float">
            <text:p>77.34309268637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20:03:56.982750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20:03:58.989701991</meta:creation-date>
    <meta:editing-duration>PT2H59M4S</meta:editing-duration>
    <meta:editing-cycles>2</meta:editing-cycles>
    <meta:generator>LibreOffice/6.0.7.3$Linux_X86_64 LibreOffice_project/00m0$Build-3</meta:generator>
    <dc:date>2020-02-24T23:13:11.921262244</dc:date>
    <meta:document-statistic meta:table-count="1" meta:cell-count="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47cm" svg:height="12.538cm" xlink:href=".." xlink:type="simple" chart:class="chart:scatter" chart:style-name="ch1">
        <chart:legend chart:legend-position="end" svg:x="15.257cm" svg:y="5.223cm" style:legend-expansion="high" chart:style-name="ch2"/>
        <chart:plot-area chart:style-name="ch3" table:cell-range-address="Sheet1.A2:Sheet1.A10 Sheet1.G1:Sheet1.H10" chart:data-source-has-labels="row" svg:x="0.615cm" svg:y="0.249cm" svg:width="14.06cm" svg:height="9.734cm">
          <chartooo:coordinate-region svg:x="1.767cm" svg:y="0.448cm" svg:width="12.721cm" svg:height="8.88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10" chart:label-cell-address="Sheet1.G1:Sheet1.G1" chart:class="chart:scatter">
            <chart:domain table:cell-range-address="Sheet1.A2:Sheet1.A10"/>
            <chart:regression-curve chart:style-name="ch7">
              <chart:equation chart:display-equation="true" chart:display-r-square="false" svg:x="0.918cm" svg:y="10.644cm"/>
            </chart:regression-curve>
            <chart:data-point chart:repeated="9"/>
          </chart:series>
          <chart:series chart:style-name="ch8" chart:values-cell-range-address="Sheet1.H2:Sheet1.H10" chart:label-cell-address="Sheet1.H1:Sheet1.H1" chart:class="chart:scatter">
            <chart:regression-curve chart:style-name="ch9">
              <chart:equation chart:display-equation="true" chart:display-r-square="false" svg:x="0.918cm" svg:y="11.165cm"/>
            </chart:regression-curve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_H, T</text:p>
                <draw:g>
                  <svg:desc>Sheet1.G1:Sheet1.G1</svg:desc>
                </draw:g>
              </table:table-cell>
              <table:table-cell office:value-type="string">
                <text:p>Z, T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:Sheet1.A10</svg:desc>
                </draw:g>
              </table:table-cell>
              <table:table-cell office:value-type="float" office:value="0.0000338541250810001">
                <text:p>0.0000338541250810001</text:p>
                <draw:g>
                  <svg:desc>Sheet1.G2:Sheet1.G10</svg:desc>
                </draw:g>
              </table:table-cell>
              <table:table-cell office:value-type="float" office:value="0.000012332">
                <text:p>0.000012332</text:p>
                <draw:g>
                  <svg:desc>Sheet1.H2:Shee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0.0000324300914121438">
                <text:p>0.0000324300914121438</text:p>
              </table:table-cell>
              <table:table-cell office:value-type="float" office:value="0.00002093">
                <text:p>0.000020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.0000299502902323166">
                <text:p>0.0000299502902323166</text:p>
              </table:table-cell>
              <table:table-cell office:value-type="float" office:value="0.000028489">
                <text:p>0.000028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0.0000268549909327857">
                <text:p>0.0000268549909327857</text:p>
              </table:table-cell>
              <table:table-cell office:value-type="float" office:value="0.000034793">
                <text:p>0.000034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0.0000229650924666111">
                <text:p>0.0000229650924666111</text:p>
              </table:table-cell>
              <table:table-cell office:value-type="float" office:value="0.000040571">
                <text:p>0.000040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0.0000196940560829911">
                <text:p>0.0000196940560829911</text:p>
              </table:table-cell>
              <table:table-cell office:value-type="float" office:value="0.000044347">
                <text:p>0.000044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0.0000166346583974544">
                <text:p>0.0000166346583974544</text:p>
              </table:table-cell>
              <table:table-cell office:value-type="float" office:value="0.000047269">
                <text:p>0.000047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0.0000138241907538923">
                <text:p>0.0000138241907538923</text:p>
              </table:table-cell>
              <table:table-cell office:value-type="float" office:value="0.000049575">
                <text:p>0.0000495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">
                <text:p>69</text:p>
              </table:table-cell>
              <table:table-cell office:value-type="float" office:value="0.0000112113095131657">
                <text:p>0.0000112113095131657</text:p>
              </table:table-cell>
              <table:table-cell office:value-type="float" office:value="0.000051481">
                <text:p>0.0000514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86cm" svg:y="3.952cm" style:legend-expansion="high" chart:style-name="ch2"/>
        <chart:plot-area chart:style-name="ch3" table:cell-range-address="Sheet1.A2:Sheet1.A10 Sheet1.H1:Sheet1.I10" chart:data-source-has-labels="row" svg:x="0.32cm" svg:y="0.18cm" svg:width="12.746cm" svg:height="8.64cm">
          <chartooo:coordinate-region svg:x="1.471cm" svg:y="0.379cm" svg:width="11.40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10" chart:label-cell-address="Sheet1.H1:Sheet1.H1" chart:class="chart:scatter">
            <chart:domain table:cell-range-address="Sheet1.A2:Sheet1.A10"/>
            <chart:data-point chart:repeated="9"/>
          </chart:series>
          <chart:series chart:style-name="ch7" chart:values-cell-range-address="Sheet1.I2:Sheet1.I10" chart:label-cell-address="Sheet1.I1:Sheet1.I1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, T</text:p>
                <draw:g>
                  <svg:desc>Sheet1.H1:Sheet1.H1</svg:desc>
                </draw:g>
              </table:table-cell>
              <table:table-cell office:value-type="string">
                <text:p>Z, rough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:Sheet1.A10</svg:desc>
                </draw:g>
              </table:table-cell>
              <table:table-cell office:value-type="float" office:value="0.000012332">
                <text:p>0.000012332</text:p>
                <draw:g>
                  <svg:desc>Sheet1.H2:Sheet1.H10</svg:desc>
                </draw:g>
              </table:table-cell>
              <table:table-cell office:value-type="float" office:value="0.00001248">
                <text:p>0.00001248</text:p>
                <draw:g>
                  <svg:desc>Sheet1.I2:Sheet1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0.00002093">
                <text:p>0.00002093</text:p>
              </table:table-cell>
              <table:table-cell office:value-type="float" office:value="0.0000206712">
                <text:p>0.00002067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.000028489">
                <text:p>0.000028489</text:p>
              </table:table-cell>
              <table:table-cell office:value-type="float" office:value="0.0000278688">
                <text:p>0.0000278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0.000034793">
                <text:p>0.000034793</text:p>
              </table:table-cell>
              <table:table-cell office:value-type="float" office:value="0.0000340728">
                <text:p>0.0000340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0.000040571">
                <text:p>0.000040571</text:p>
              </table:table-cell>
              <table:table-cell office:value-type="float" office:value="0.000040055">
                <text:p>0.000040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0.000044347">
                <text:p>0.000044347</text:p>
              </table:table-cell>
              <table:table-cell office:value-type="float" office:value="0.0000441062">
                <text:p>0.00004410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0.000047269">
                <text:p>0.000047269</text:p>
              </table:table-cell>
              <table:table-cell office:value-type="float" office:value="0.0000471638">
                <text:p>0.0000471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0.000049575">
                <text:p>0.000049575</text:p>
              </table:table-cell>
              <table:table-cell office:value-type="float" office:value="0.0000492278">
                <text:p>0.0000492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">
                <text:p>69</text:p>
              </table:table-cell>
              <table:table-cell office:value-type="float" office:value="0.000051481">
                <text:p>0.000051481</text:p>
              </table:table-cell>
              <table:table-cell office:value-type="float" office:value="0.0000502982">
                <text:p>0.00005029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